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8"/>
          <table:table-cell table:formula="of:=SUM([.I3:.I247])" office:value-type="float" office:value="3769" calcext:value-type="float">
            <text:p>3769</text:p>
          </table:table-cell>
          <table:table-cell office:value-type="string" calcext:value-type="string">
            <text:p>=</text:p>
          </table:table-cell>
          <table:table-cell table:formula="of:=[.I1]/60" office:value-type="float" office:value="62.8166666666667" calcext:value-type="float">
            <text:p>6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/>
          <table:table-cell table:formula="of:=[.I1]/[.I3]" office:value-type="float" office:value="75.38" calcext:value-type="float">
            <text:p>75,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/>
          <table:table-cell table:formula="of:=75/60" office:value-type="float" office:value="1.25" calcext:value-type="float">
            <text:p>1,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4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5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6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7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8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9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0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1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2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3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4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5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6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7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8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39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0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1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2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3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4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5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6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7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8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49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0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1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2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3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4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5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6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7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8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59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0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1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2000000]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3000000].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4000000].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5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6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7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8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69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0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1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2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3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4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5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6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7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8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79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0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1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2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3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4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5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6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7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8000000]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89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0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1000000].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2000000].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conds</text:p>
          </table:table-cell>
          <table:table-cell table:formula="of:=SUM([.I3:.I94])/60" office:value-type="float" office:value="59.4833333333333" calcext:value-type="float">
            <text:p>59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3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6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9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0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2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3000000].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5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6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7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8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09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0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1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2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3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4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5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6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7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8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19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0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2000000].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3000000].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4000000].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6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7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8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29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0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1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2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3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6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3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0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1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2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3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4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5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6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7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8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49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0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1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2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3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4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5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6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7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8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59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0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1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2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3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4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5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6000000]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6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0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2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3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6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7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0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2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3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6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8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0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2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3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6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19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0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2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3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6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0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0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2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3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6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1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0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2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3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6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2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0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2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3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6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7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8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39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40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41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42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43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44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cess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[245000000]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 table:number-rows-repeated="104832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14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16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6:11:54.955762654</meta:creation-date>
    <dc:date>2015-11-14T23:55:58.343594181</dc:date>
    <meta:editing-duration>PT7H40M33S</meta:editing-duration>
    <meta:editing-cycles>2</meta:editing-cycles>
    <meta:generator>LibreOffice/4.2.6.3$Linux_x86 LibreOffice_project/420m0$Build-3</meta:generator>
    <meta:document-statistic meta:table-count="1" meta:cell-count="1478" meta:object-count="0"/>
  </office:meta>
</office:document-meta>
</file>